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5.15pt"/>
    </style:style>
    <style:style style:name="co3" style:family="table-column">
      <style:table-column-properties fo:break-before="auto" style:column-width="107.74pt"/>
    </style:style>
    <style:style style:name="co4" style:family="table-column">
      <style:table-column-properties fo:break-before="auto" style:column-width="94.14pt"/>
    </style:style>
    <style:style style:name="co5" style:family="table-column">
      <style:table-column-properties fo:break-before="auto" style:column-width="38.55pt"/>
    </style:style>
    <style:style style:name="co6" style:family="table-column">
      <style:table-column-properties fo:break-before="auto" style:column-width="71.01pt"/>
    </style:style>
    <style:style style:name="co7" style:family="table-column">
      <style:table-column-properties fo:break-before="auto" style:column-width="75.66pt"/>
    </style:style>
    <style:style style:name="co8" style:family="table-column">
      <style:table-column-properties fo:break-before="auto" style:column-width="90.31pt"/>
    </style:style>
    <style:style style:name="co9" style:family="table-column">
      <style:table-column-properties fo:break-before="auto" style:column-width="80.25pt"/>
    </style:style>
    <style:style style:name="co10" style:family="table-column">
      <style:table-column-properties fo:break-before="auto" style:column-width="77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37"/>
    <style:style style:name="ce2" style:family="table-cell" style:parent-style-name="Default" style:data-style-name="N37">
      <style:table-cell-properties fo:background-color="#9dd2f5"/>
    </style:style>
    <style:style style:name="ce3" style:family="table-cell" style:parent-style-name="Default">
      <style:table-cell-properties fo:background-color="#9dd2f5"/>
    </style:style>
    <style:style style:name="ce4" style:family="table-cell" style:parent-style-name="Default" style:data-style-name="N4"/>
    <style:style style:name="ce5" style:family="table-cell" style:parent-style-name="Default" style:data-style-name="N4">
      <style:table-cell-properties fo:background-color="#9dd2f5"/>
    </style:style>
    <style:style style:name="ce6" style:family="table-cell" style:parent-style-name="Default" style:data-style-name="N11"/>
    <style:style style:name="ce7" style:family="table-cell" style:parent-style-name="Default" style:data-style-name="N11">
      <style:table-cell-properties fo:background-color="#9dd2f5"/>
    </style:style>
    <style:style style:name="ce8" style:family="table-cell" style:parent-style-name="Default">
      <style:table-cell-properties fo:background-color="#ffffff" fo:border="0.06pt solid #000000"/>
      <style:text-properties fo:color="#000000"/>
    </style:style>
    <style:style style:name="ce9" style:family="table-cell" style:parent-style-name="Default" style:data-style-name="N4">
      <style:table-cell-properties fo:background-color="#ffffff" fo:border="0.06pt solid #000000"/>
      <style:text-properties fo:color="#000000"/>
    </style:style>
    <style:style style:name="ce10" style:family="table-cell" style:parent-style-name="Default" style:data-style-name="N43"/>
    <style:style style:name="ce11" style:family="table-cell" style:parent-style-name="Default" style:data-style-name="N43">
      <style:table-cell-properties fo:background-color="#9dd2f5"/>
    </style:style>
    <style:style style:name="ce12" style:family="table-cell" style:parent-style-name="Default" style:data-style-name="N0">
      <style:table-cell-properties fo:background-color="#9dd2f5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ce4"/>
        <table:table-column table:style-name="co1" table:default-cell-style-name="Default"/>
        <table:table-column table:style-name="co4" table:default-cell-style-name="ce8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ets/s</text:p>
          </table:table-cell>
          <table:table-cell office:value-type="string" calcext:value-type="string">
            <text:p>Bits/s</text:p>
          </table:table-cell>
          <table:table-cell office:value-type="string" calcext:value-type="string">
            <text:p>Total probes sent</text:p>
          </table:table-cell>
          <table:table-cell office:value-type="string" calcext:value-type="string">
            <text:p>Responses received</text:p>
          </table:table-cell>
          <table:table-cell office:value-type="string" calcext:value-type="string">
            <text:p>Hitrate</text:p>
          </table:table-cell>
          <table:table-cell office:value-type="string" calcext:value-type="string">
            <text:p>Success responses</text:p>
          </table:table-cell>
          <table:table-cell office:value-type="string" calcext:value-type="string">
            <text:p>Zmap TTC</text:p>
          </table:table-cell>
          <table:table-cell/>
          <table:table-cell office:value-type="string" calcext:value-type="string">
            <text:p>Certs received</text:p>
          </table:table-cell>
          <table:table-cell office:value-type="string" calcext:value-type="string">
            <text:p>Certs-to-probes</text:p>
          </table:table-cell>
          <table:table-cell office:value-type="string" calcext:value-type="string">
            <text:p>Certs-to-responses</text:p>
          </table:table-cell>
          <table:table-cell office:value-type="string" calcext:value-type="string">
            <text:p>Certs-to-success</text:p>
          </table:table-cell>
          <table:table-cell office:value-type="string" calcext:value-type="string">
            <text:p>Zgrab TTC</text:p>
          </table:table-cell>
          <table:table-cell office:value-type="string" calcext:value-type="string">
            <text:p>Time in seconds</text:p>
          </table:table-cell>
          <table:table-cell office:value-type="string" calcext:value-type="string">
            <text:p>Time per IP (ms)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6-22" calcext:value-type="date">
            <text:p>06/22/16</text:p>
          </table:table-cell>
          <table:table-cell office:value-type="string" calcext:value-type="string">
            <text:p>z0_50M</text:p>
          </table:table-cell>
          <table:table-cell table:style-name="ce4" office:value-type="string" calcext:value-type="string">
            <text:p>~74,000.00</text:p>
          </table:table-cell>
          <table:table-cell office:value-type="string" calcext:value-type="string">
            <text:p>50M</text:p>
          </table:table-cell>
          <table:table-cell table:style-name="ce4" office:value-type="float" office:value="18694144" calcext:value-type="float">
            <text:p>18,694,144.00</text:p>
          </table:table-cell>
          <table:table-cell office:value-type="float" office:value="489" calcext:value-type="float">
            <text:p>489.00</text:p>
          </table:table-cell>
          <table:table-cell table:style-name="ce6" table:formula="of:=[.F2]/[.E2]" office:value-type="percentage" office:value="0.0000261579241071429" calcext:value-type="percentage">
            <text:p>0.00%</text:p>
          </table:table-cell>
          <table:table-cell table:style-name="ce9" office:value-type="string" calcext:value-type="string">
            <text:p>?</text:p>
          </table:table-cell>
          <table:table-cell table:style-name="ce10" office:value-type="string" calcext:value-type="string">
            <text:p>~5min</text:p>
          </table:table-cell>
          <table:table-cell table:style-name="ce10"/>
          <table:table-cell table:style-name="ce4" office:value-type="float" office:value="427" calcext:value-type="float">
            <text:p>427.00</text:p>
          </table:table-cell>
          <table:table-cell table:style-name="ce6" table:formula="of:=[.K2]/[.E2]" office:value-type="percentage" office:value="0.0000228413774923313" calcext:value-type="percentage">
            <text:p>0.00%</text:p>
          </table:table-cell>
          <table:table-cell table:style-name="ce6" table:number-columns-repeated="2"/>
          <table:table-cell table:style-name="ce10" office:value-type="string" calcext:value-type="string">
            <text:p>10.056s</text:p>
          </table:table-cell>
          <table:table-cell office:value-type="float" office:value="10.056" calcext:value-type="float">
            <text:p>10.056</text:p>
          </table:table-cell>
          <table:table-cell table:formula="of:=[.P2]/[.K2]*1000" office:value-type="float" office:value="23.5503512880562" calcext:value-type="float">
            <text:p>23.5503512881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6-22" calcext:value-type="date">
            <text:p>06/22/16</text:p>
          </table:table-cell>
          <table:table-cell office:value-type="string" calcext:value-type="string">
            <text:p>z0_10KP</text:p>
          </table:table-cell>
          <table:table-cell table:style-name="ce4" office:value-type="float" office:value="10000" calcext:value-type="float">
            <text:p>10,000.00</text:p>
          </table:table-cell>
          <table:table-cell/>
          <table:table-cell table:style-name="ce4" office:value-type="float" office:value="18694144" calcext:value-type="float">
            <text:p>18,694,144.00</text:p>
          </table:table-cell>
          <table:table-cell office:value-type="float" office:value="20792" calcext:value-type="float">
            <text:p>20,792.00</text:p>
          </table:table-cell>
          <table:table-cell table:style-name="ce6" table:formula="of:=[.F3]/[.E3]" office:value-type="percentage" office:value="0.00111221995508326" calcext:value-type="percentage">
            <text:p>0.11%</text:p>
          </table:table-cell>
          <table:table-cell table:style-name="ce9" office:value-type="string" calcext:value-type="string">
            <text:p>?</text:p>
          </table:table-cell>
          <table:table-cell table:style-name="ce10" office:value-type="string" calcext:value-type="string">
            <text:p>~30min</text:p>
          </table:table-cell>
          <table:table-cell table:style-name="ce10"/>
          <table:table-cell table:style-name="ce4" office:value-type="float" office:value="18369" calcext:value-type="float">
            <text:p>18,369.00</text:p>
          </table:table-cell>
          <table:table-cell table:style-name="ce6" table:formula="of:=[.K3]/[.E3]" office:value-type="percentage" office:value="0.000982607173668931" calcext:value-type="percentage">
            <text:p>0.10%</text:p>
          </table:table-cell>
          <table:table-cell table:style-name="ce6" table:number-columns-repeated="2"/>
          <table:table-cell table:style-name="ce10" office:value-type="string" calcext:value-type="string">
            <text:p>27.622s</text:p>
          </table:table-cell>
          <table:table-cell office:value-type="float" office:value="27.622" calcext:value-type="float">
            <text:p>27.622</text:p>
          </table:table-cell>
          <table:table-cell table:formula="of:=[.P3]/[.K3]*1000" office:value-type="float" office:value="1.50372910882465" calcext:value-type="float">
            <text:p>1.5037291088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6-22" calcext:value-type="date">
            <text:p>06/22/16</text:p>
          </table:table-cell>
          <table:table-cell office:value-type="string" calcext:value-type="string">
            <text:p>z0_20KP</text:p>
          </table:table-cell>
          <table:table-cell table:style-name="ce4" office:value-type="float" office:value="20000" calcext:value-type="float">
            <text:p>20,000.00</text:p>
          </table:table-cell>
          <table:table-cell/>
          <table:table-cell table:style-name="ce4" office:value-type="float" office:value="18694144" calcext:value-type="float">
            <text:p>18,694,144.00</text:p>
          </table:table-cell>
          <table:table-cell office:value-type="string" calcext:value-type="string">
            <text:p>?</text:p>
          </table:table-cell>
          <table:table-cell table:style-name="ce6" table:formula="of:=[.F4]/[.E4]" office:value-type="string" office:string-value="" calcext:value-type="error">
            <text:p>#VALUE!</text:p>
          </table:table-cell>
          <table:table-cell table:style-name="ce9" office:value-type="string" calcext:value-type="string">
            <text:p>?</text:p>
          </table:table-cell>
          <table:table-cell table:style-name="ce10" table:number-columns-repeated="2"/>
          <table:table-cell table:style-name="ce4"/>
          <table:table-cell table:style-name="ce6" table:number-columns-repeated="3"/>
          <table:table-cell table:style-name="ce10"/>
          <table:table-cell table:number-columns-repeated="5"/>
        </table:table-row>
        <table:table-row table:style-name="ro1">
          <table:table-cell table:style-name="ce1" office:value-type="date" office:date-value="2016-06-24" calcext:value-type="date">
            <text:p>06/24/16</text:p>
          </table:table-cell>
          <table:table-cell office:value-type="string" calcext:value-type="string">
            <text:p>z0_10KP_2</text:p>
          </table:table-cell>
          <table:table-cell table:style-name="ce4" office:value-type="float" office:value="10000" calcext:value-type="float">
            <text:p>10,000.00</text:p>
          </table:table-cell>
          <table:table-cell/>
          <table:table-cell table:style-name="ce4" office:value-type="float" office:value="18694144" calcext:value-type="float">
            <text:p>18,694,144.00</text:p>
          </table:table-cell>
          <table:table-cell office:value-type="float" office:value="20719" calcext:value-type="float">
            <text:p>20,719.00</text:p>
          </table:table-cell>
          <table:table-cell table:style-name="ce6" table:formula="of:=[.F5]/[.E5]" office:value-type="percentage" office:value="0.00110831498890776" calcext:value-type="percentage">
            <text:p>0.11%</text:p>
          </table:table-cell>
          <table:table-cell table:style-name="ce9" office:value-type="float" office:value="20719" calcext:value-type="float">
            <text:p>20,719.00</text:p>
          </table:table-cell>
          <table:table-cell table:style-name="ce10" office:value-type="string" calcext:value-type="string">
            <text:p>31:39min</text:p>
          </table:table-cell>
          <table:table-cell table:style-name="ce10"/>
          <table:table-cell table:style-name="ce4" office:value-type="float" office:value="18307" calcext:value-type="float">
            <text:p>18,307.00</text:p>
          </table:table-cell>
          <table:table-cell table:style-name="ce6" table:formula="of:=[.K5]/[.E5]" office:value-type="percentage" office:value="0.000979290627054119" calcext:value-type="percentage">
            <text:p>0.10%</text:p>
          </table:table-cell>
          <table:table-cell table:style-name="ce6" table:formula="of:=[.K5]/[.F5]" office:value-type="percentage" office:value="0.883585115111733" calcext:value-type="percentage">
            <text:p>88.36%</text:p>
          </table:table-cell>
          <table:table-cell table:style-name="ce6" table:formula="of:=[.K5]/[.H5]" office:value-type="percentage" office:value="0.883585115111733" calcext:value-type="percentage">
            <text:p>88.36%</text:p>
          </table:table-cell>
          <table:table-cell table:style-name="ce10" office:value-type="string" calcext:value-type="string">
            <text:p>27.762s</text:p>
          </table:table-cell>
          <table:table-cell office:value-type="float" office:value="27.762" calcext:value-type="float">
            <text:p>27.762</text:p>
          </table:table-cell>
          <table:table-cell table:formula="of:=[.P5]/[.K5]*1000" office:value-type="float" office:value="1.51646911017644" calcext:value-type="float">
            <text:p>1.5164691102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6-24" calcext:value-type="date">
            <text:p>06/24/16</text:p>
          </table:table-cell>
          <table:table-cell office:value-type="string" calcext:value-type="string">
            <text:p>z0_5KP</text:p>
          </table:table-cell>
          <table:table-cell office:value-type="float" office:value="5000" calcext:value-type="float">
            <text:p>5000</text:p>
          </table:table-cell>
          <table:table-cell table:style-name="ce4"/>
          <table:table-cell table:style-name="ce4" office:value-type="float" office:value="18694144" calcext:value-type="float">
            <text:p>18,694,144.00</text:p>
          </table:table-cell>
          <table:table-cell office:value-type="float" office:value="60497" calcext:value-type="float">
            <text:p>60,497.00</text:p>
          </table:table-cell>
          <table:table-cell table:style-name="ce6" table:formula="of:=[.F6]/[.E6]" office:value-type="percentage" office:value="0.00323614710574606" calcext:value-type="percentage">
            <text:p>0.32%</text:p>
          </table:table-cell>
          <table:table-cell table:style-name="ce4" office:value-type="float" office:value="60497" calcext:value-type="float">
            <text:p>60,497.00</text:p>
          </table:table-cell>
          <table:table-cell table:style-name="ce10" office:value-type="string" calcext:value-type="string">
            <text:p>01:02:31hr</text:p>
          </table:table-cell>
          <table:table-cell table:style-name="ce10"/>
          <table:table-cell table:style-name="ce4" office:value-type="float" office:value="54318" calcext:value-type="float">
            <text:p>54,318.00</text:p>
          </table:table-cell>
          <table:table-cell table:style-name="ce6" table:formula="of:=[.K6]/[.E6]" office:value-type="percentage" office:value="0.00290561579069895" calcext:value-type="percentage">
            <text:p>0.29%</text:p>
          </table:table-cell>
          <table:table-cell table:style-name="ce6" table:formula="of:=[.K6]/[.F6]" office:value-type="percentage" office:value="0.897862703935732" calcext:value-type="percentage">
            <text:p>89.79%</text:p>
          </table:table-cell>
          <table:table-cell table:style-name="ce6" table:formula="of:=[.K6]/[.H6]" office:value-type="percentage" office:value="0.897862703935732" calcext:value-type="percentage">
            <text:p>89.79%</text:p>
          </table:table-cell>
          <table:table-cell table:style-name="ce10" office:value-type="string" calcext:value-type="string">
            <text:p>1m3.661s</text:p>
          </table:table-cell>
          <table:table-cell office:value-type="float" office:value="63.661" calcext:value-type="float">
            <text:p>63.661</text:p>
          </table:table-cell>
          <table:table-cell table:formula="of:=[.P6]/[.K6]*1000" office:value-type="float" office:value="1.17200559667145" calcext:value-type="float">
            <text:p>1.1720055967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6-28" calcext:value-type="date">
            <text:p>06/28/16</text:p>
          </table:table-cell>
          <table:table-cell office:value-type="string" calcext:value-type="string">
            <text:p>Z0_2500p</text:p>
          </table:table-cell>
          <table:table-cell office:value-type="float" office:value="2500" calcext:value-type="float">
            <text:p>2500</text:p>
          </table:table-cell>
          <table:table-cell table:style-name="ce4"/>
          <table:table-cell table:style-name="ce4" office:value-type="float" office:value="18694144" calcext:value-type="float">
            <text:p>18,694,144.00</text:p>
          </table:table-cell>
          <table:table-cell office:value-type="float" office:value="113243" calcext:value-type="float">
            <text:p>113,243.00</text:p>
          </table:table-cell>
          <table:table-cell table:style-name="ce6" table:formula="of:=[.F7]/[.E7]" office:value-type="percentage" office:value="0.00605767239195333" calcext:value-type="percentage">
            <text:p>0.61%</text:p>
          </table:table-cell>
          <table:table-cell table:style-name="ce4" office:value-type="float" office:value="113243" calcext:value-type="float">
            <text:p>113,243.00</text:p>
          </table:table-cell>
          <table:table-cell table:style-name="ce10" office:value-type="string" calcext:value-type="string">
            <text:p>02:05:04hr</text:p>
          </table:table-cell>
          <table:table-cell table:style-name="ce10"/>
          <table:table-cell table:style-name="ce4" office:value-type="float" office:value="101438" calcext:value-type="float">
            <text:p>101,438.00</text:p>
          </table:table-cell>
          <table:table-cell table:style-name="ce6" table:formula="of:=[.K7]/[.E7]" office:value-type="percentage" office:value="0.00542619121795574" calcext:value-type="percentage">
            <text:p>0.54%</text:p>
          </table:table-cell>
          <table:table-cell table:style-name="ce6" table:formula="of:=[.K7]/[.F7]" office:value-type="percentage" office:value="0.89575514601344" calcext:value-type="percentage">
            <text:p>89.58%</text:p>
          </table:table-cell>
          <table:table-cell table:style-name="ce6" table:formula="of:=[.K7]/[.H7]" office:value-type="percentage" office:value="0.89575514601344" calcext:value-type="percentage">
            <text:p>89.58%</text:p>
          </table:table-cell>
          <table:table-cell table:style-name="ce10" office:value-type="string" calcext:value-type="string">
            <text:p>1m53.233s</text:p>
          </table:table-cell>
          <table:table-cell office:value-type="float" office:value="113.233" calcext:value-type="float">
            <text:p>113.233</text:p>
          </table:table-cell>
          <table:table-cell table:formula="of:=[.P7]/[.K7]*1000" office:value-type="float" office:value="1.11627792346064" calcext:value-type="float">
            <text:p>1.1162779235</text:p>
          </table:table-cell>
          <table:table-cell table:number-columns-repeated="3"/>
        </table:table-row>
        <table:table-row table:style-name="ro1">
          <table:table-cell table:style-name="ce1" office:value-type="date" office:date-value="2016-06-28" calcext:value-type="date">
            <text:p>06/28/16</text:p>
          </table:table-cell>
          <table:table-cell office:value-type="string" calcext:value-type="string">
            <text:p>z0_1250P</text:p>
          </table:table-cell>
          <table:table-cell office:value-type="float" office:value="1250" calcext:value-type="float">
            <text:p>1250</text:p>
          </table:table-cell>
          <table:table-cell table:style-name="ce4"/>
          <table:table-cell table:style-name="ce4" office:value-type="float" office:value="18694144" calcext:value-type="float">
            <text:p>18,694,144.00</text:p>
          </table:table-cell>
          <table:table-cell office:value-type="float" office:value="207144" calcext:value-type="float">
            <text:p>207,144.00</text:p>
          </table:table-cell>
          <table:table-cell table:style-name="ce6" table:formula="of:=[.F8]/[.E8]" office:value-type="percentage" office:value="0.0110806892254601" calcext:value-type="percentage">
            <text:p>1.11%</text:p>
          </table:table-cell>
          <table:table-cell table:style-name="ce4" office:value-type="float" office:value="207144" calcext:value-type="float">
            <text:p>207,144.00</text:p>
          </table:table-cell>
          <table:table-cell table:style-name="ce10" office:value-type="string" calcext:value-type="string">
            <text:p>04:10:01hr</text:p>
          </table:table-cell>
          <table:table-cell table:style-name="ce10"/>
          <table:table-cell table:style-name="ce4" office:value-type="float" office:value="185043" calcext:value-type="float">
            <text:p>185,043.00</text:p>
          </table:table-cell>
          <table:table-cell table:style-name="ce6" table:formula="of:=[.K8]/[.E8]" office:value-type="percentage" office:value="0.00989844734265447" calcext:value-type="percentage">
            <text:p>0.99%</text:p>
          </table:table-cell>
          <table:table-cell table:style-name="ce6" table:formula="of:=[.K8]/[.F8]" office:value-type="percentage" office:value="0.893306105897347" calcext:value-type="percentage">
            <text:p>89.33%</text:p>
          </table:table-cell>
          <table:table-cell table:style-name="ce6" table:formula="of:=[.K8]/[.H8]" office:value-type="percentage" office:value="0.893306105897347" calcext:value-type="percentage">
            <text:p>89.33%</text:p>
          </table:table-cell>
          <table:table-cell table:style-name="ce10" office:value-type="string" calcext:value-type="string">
            <text:p>3m23.793s</text:p>
          </table:table-cell>
          <table:table-cell office:value-type="float" office:value="203.793" calcext:value-type="float">
            <text:p>203.793</text:p>
          </table:table-cell>
          <table:table-cell table:formula="of:=[.P8]/[.K8]*1000" office:value-type="float" office:value="1.10132779948444" calcext:value-type="float">
            <text:p>1.1013277995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6-30" calcext:value-type="date">
            <text:p>06/30/16</text:p>
          </table:table-cell>
          <table:table-cell table:style-name="ce3" office:value-type="string" calcext:value-type="string">
            <text:p>z1_10KP</text:p>
          </table:table-cell>
          <table:table-cell table:style-name="ce3" office:value-type="float" office:value="10000" calcext:value-type="float">
            <text:p>10000</text:p>
          </table:table-cell>
          <table:table-cell table:style-name="ce3"/>
          <table:table-cell table:style-name="ce5" office:value-type="float" office:value="1916928" calcext:value-type="float">
            <text:p>1,916,928.00</text:p>
          </table:table-cell>
          <table:table-cell table:style-name="ce5" office:value-type="float" office:value="18857" calcext:value-type="float">
            <text:p>18,857.00</text:p>
          </table:table-cell>
          <table:table-cell table:style-name="ce7" table:formula="of:=[.F9]/[.E9]" office:value-type="percentage" office:value="0.00983709351629274" calcext:value-type="percentage">
            <text:p>0.98%</text:p>
          </table:table-cell>
          <table:table-cell table:style-name="ce5" office:value-type="float" office:value="18857" calcext:value-type="float">
            <text:p>18,857.00</text:p>
          </table:table-cell>
          <table:table-cell table:style-name="ce3" office:value-type="string" calcext:value-type="string">
            <text:p>00:03:20hr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6965" calcext:value-type="float">
            <text:p>16965</text:p>
          </table:table-cell>
          <table:table-cell table:style-name="ce7" table:formula="of:=[.K9]/[.E9]" office:value-type="percentage" office:value="0.00885009765625" calcext:value-type="percentage">
            <text:p>0.89%</text:p>
          </table:table-cell>
          <table:table-cell table:style-name="ce7" table:formula="of:=[.K9]/[.F9]" office:value-type="percentage" office:value="0.899665906559898" calcext:value-type="percentage">
            <text:p>89.97%</text:p>
          </table:table-cell>
          <table:table-cell table:style-name="ce7" table:formula="of:=[.K9]/[.H9]" office:value-type="percentage" office:value="0.899665906559898" calcext:value-type="percentage">
            <text:p>89.97%</text:p>
          </table:table-cell>
          <table:table-cell table:style-name="ce3" office:value-type="string" calcext:value-type="string">
            <text:p>0m27.427s</text:p>
          </table:table-cell>
          <table:table-cell table:style-name="ce3" office:value-type="float" office:value="27.427" calcext:value-type="float">
            <text:p>27.427</text:p>
          </table:table-cell>
          <table:table-cell table:style-name="ce3" table:formula="of:=[.P9]/[.K9]*1000" office:value-type="float" office:value="1.6166814028883" calcext:value-type="float">
            <text:p>1.6166814029</text:p>
          </table:table-cell>
          <table:table-cell table:number-columns-repeated="3"/>
        </table:table-row>
        <table:table-row table:style-name="ro1">
          <table:table-cell table:style-name="ce2" office:value-type="date" office:date-value="2016-06-30" calcext:value-type="date">
            <text:p>06/30/16</text:p>
          </table:table-cell>
          <table:table-cell table:style-name="ce3" office:value-type="string" calcext:value-type="string">
            <text:p>z1_5KP</text:p>
          </table:table-cell>
          <table:table-cell table:style-name="ce3" office:value-type="float" office:value="5000" calcext:value-type="float">
            <text:p>5000</text:p>
          </table:table-cell>
          <table:table-cell table:style-name="ce5"/>
          <table:table-cell table:style-name="ce5" office:value-type="float" office:value="1916928" calcext:value-type="float">
            <text:p>1,916,928.00</text:p>
          </table:table-cell>
          <table:table-cell table:style-name="ce5" office:value-type="float" office:value="57689" calcext:value-type="float">
            <text:p>57,689.00</text:p>
          </table:table-cell>
          <table:table-cell table:style-name="ce7" table:formula="of:=[.F10]/[.E10]" office:value-type="percentage" office:value="0.0300945053752671" calcext:value-type="percentage">
            <text:p>3.01%</text:p>
          </table:table-cell>
          <table:table-cell table:style-name="ce5" office:value-type="float" office:value="57689" calcext:value-type="float">
            <text:p>57,689.00</text:p>
          </table:table-cell>
          <table:table-cell table:style-name="ce11" office:value-type="string" calcext:value-type="string">
            <text:p>00:06:32hr</text:p>
          </table:table-cell>
          <table:table-cell table:style-name="ce12" office:value-type="float" office:value="392" calcext:value-type="float">
            <text:p>392</text:p>
          </table:table-cell>
          <table:table-cell table:style-name="ce5" office:value-type="float" office:value="51674" calcext:value-type="float">
            <text:p>51,674.00</text:p>
          </table:table-cell>
          <table:table-cell table:style-name="ce7" table:formula="of:=[.K10]/[.E10]" office:value-type="percentage" office:value="0.0269566723424145" calcext:value-type="percentage">
            <text:p>2.70%</text:p>
          </table:table-cell>
          <table:table-cell table:style-name="ce7" table:formula="of:=[.K10]/[.F10]" office:value-type="percentage" office:value="0.895734022083933" calcext:value-type="percentage">
            <text:p>89.57%</text:p>
          </table:table-cell>
          <table:table-cell table:style-name="ce7" table:formula="of:=[.K10]/[.H10]" office:value-type="percentage" office:value="0.895734022083933" calcext:value-type="percentage">
            <text:p>89.57%</text:p>
          </table:table-cell>
          <table:table-cell table:style-name="ce11" office:value-type="string" calcext:value-type="string">
            <text:p>1m2.126s</text:p>
          </table:table-cell>
          <table:table-cell table:style-name="ce3" office:value-type="float" office:value="62.126" calcext:value-type="float">
            <text:p>62.126</text:p>
          </table:table-cell>
          <table:table-cell table:style-name="ce3" table:formula="of:=[.P10]/[.K10]*1000" office:value-type="float" office:value="1.20226806517785" calcext:value-type="float">
            <text:p>1.2022680652</text:p>
          </table:table-cell>
          <table:table-cell table:formula="of:=[.F10]/[.F9]" office:value-type="float" office:value="3.05928832794188" calcext:value-type="float">
            <text:p>3.0592883279</text:p>
          </table:table-cell>
          <table:table-cell table:formula="of:=[.C10]/[.C9]" office:value-type="float" office:value="0.5" calcext:value-type="float">
            <text:p>0.5</text:p>
          </table:table-cell>
          <table:table-cell table:formula="of:=[.R10]/POWER([.S10];-1)" office:value-type="float" office:value="1.52964416397094" calcext:value-type="float">
            <text:p>1.529644164</text:p>
          </table:table-cell>
        </table:table-row>
        <table:table-row table:style-name="ro1">
          <table:table-cell table:style-name="ce2" office:value-type="date" office:date-value="2016-06-30" calcext:value-type="date">
            <text:p>06/30/16</text:p>
          </table:table-cell>
          <table:table-cell table:style-name="ce3" office:value-type="string" calcext:value-type="string">
            <text:p>z1_2500P</text:p>
          </table:table-cell>
          <table:table-cell table:style-name="ce3" office:value-type="float" office:value="2500" calcext:value-type="float">
            <text:p>2500</text:p>
          </table:table-cell>
          <table:table-cell table:style-name="ce5"/>
          <table:table-cell table:style-name="ce5" office:value-type="float" office:value="1916928" calcext:value-type="float">
            <text:p>1,916,928.00</text:p>
          </table:table-cell>
          <table:table-cell table:style-name="ce5" office:value-type="float" office:value="109627" calcext:value-type="float">
            <text:p>109,627.00</text:p>
          </table:table-cell>
          <table:table-cell table:style-name="ce7" table:formula="of:=[.F11]/[.E11]" office:value-type="percentage" office:value="0.0571888980702457" calcext:value-type="percentage">
            <text:p>5.72%</text:p>
          </table:table-cell>
          <table:table-cell table:style-name="ce5" office:value-type="float" office:value="109627" calcext:value-type="float">
            <text:p>109,627.00</text:p>
          </table:table-cell>
          <table:table-cell table:style-name="ce11" office:value-type="string" calcext:value-type="string">
            <text:p>00:12:56hr</text:p>
          </table:table-cell>
          <table:table-cell table:style-name="ce12" office:value-type="float" office:value="776" calcext:value-type="float">
            <text:p>776</text:p>
          </table:table-cell>
          <table:table-cell table:style-name="ce5" office:value-type="float" office:value="98215" calcext:value-type="float">
            <text:p>98,215.00</text:p>
          </table:table-cell>
          <table:table-cell table:style-name="ce7" table:formula="of:=[.K11]/[.E11]" office:value-type="percentage" office:value="0.0512356228298611" calcext:value-type="percentage">
            <text:p>5.12%</text:p>
          </table:table-cell>
          <table:table-cell table:style-name="ce7" table:formula="of:=[.K11]/[.F11]" office:value-type="percentage" office:value="0.89590155709816" calcext:value-type="percentage">
            <text:p>89.59%</text:p>
          </table:table-cell>
          <table:table-cell table:style-name="ce7" table:formula="of:=[.K11]/[.H11]" office:value-type="percentage" office:value="0.89590155709816" calcext:value-type="percentage">
            <text:p>89.59%</text:p>
          </table:table-cell>
          <table:table-cell table:style-name="ce11" office:value-type="string" calcext:value-type="string">
            <text:p>1m46.628s</text:p>
          </table:table-cell>
          <table:table-cell table:style-name="ce3" office:value-type="float" office:value="106.628" calcext:value-type="float">
            <text:p>106.628</text:p>
          </table:table-cell>
          <table:table-cell table:style-name="ce3" table:formula="of:=[.P11]/[.K11]*1000" office:value-type="float" office:value="1.08565901338899" calcext:value-type="float">
            <text:p>1.0856590134</text:p>
          </table:table-cell>
          <table:table-cell table:formula="of:=[.F11]/[.F10]" office:value-type="float" office:value="1.90031028445631" calcext:value-type="float">
            <text:p>1.9003102845</text:p>
          </table:table-cell>
          <table:table-cell table:formula="of:=[.C11]/[.C10]" office:value-type="float" office:value="0.5" calcext:value-type="float">
            <text:p>0.5</text:p>
          </table:table-cell>
          <table:table-cell table:formula="of:=[.R11]/POWER([.S11];-1)" office:value-type="float" office:value="0.950155142228154" calcext:value-type="float">
            <text:p>0.9501551422</text:p>
          </table:table-cell>
        </table:table-row>
        <table:table-row table:style-name="ro1">
          <table:table-cell table:style-name="ce2" office:value-type="date" office:date-value="2016-06-30" calcext:value-type="date">
            <text:p>06/30/16</text:p>
          </table:table-cell>
          <table:table-cell table:style-name="ce3" office:value-type="string" calcext:value-type="string">
            <text:p>z1_1875P</text:p>
          </table:table-cell>
          <table:table-cell table:style-name="ce3" office:value-type="float" office:value="1875" calcext:value-type="float">
            <text:p>1875</text:p>
          </table:table-cell>
          <table:table-cell table:style-name="ce5"/>
          <table:table-cell table:style-name="ce5" office:value-type="float" office:value="1916928" calcext:value-type="float">
            <text:p>1,916,928.00</text:p>
          </table:table-cell>
          <table:table-cell table:style-name="ce5" office:value-type="float" office:value="142967" calcext:value-type="float">
            <text:p>142,967.00</text:p>
          </table:table-cell>
          <table:table-cell table:style-name="ce7" table:formula="of:=[.F12]/[.E12]" office:value-type="percentage" office:value="0.074581309261485" calcext:value-type="percentage">
            <text:p>7.46%</text:p>
          </table:table-cell>
          <table:table-cell table:style-name="ce5" office:value-type="float" office:value="142967" calcext:value-type="float">
            <text:p>142,967.00</text:p>
          </table:table-cell>
          <table:table-cell table:style-name="ce11" office:value-type="string" calcext:value-type="string">
            <text:p>00:17:13hr</text:p>
          </table:table-cell>
          <table:table-cell table:style-name="ce12" office:value-type="float" office:value="1033" calcext:value-type="float">
            <text:p>1033</text:p>
          </table:table-cell>
          <table:table-cell table:style-name="ce5" office:value-type="float" office:value="128427" calcext:value-type="float">
            <text:p>128,427.00</text:p>
          </table:table-cell>
          <table:table-cell table:style-name="ce7" table:formula="of:=[.K12]/[.E12]" office:value-type="percentage" office:value="0.0669962565104167" calcext:value-type="percentage">
            <text:p>6.70%</text:p>
          </table:table-cell>
          <table:table-cell table:style-name="ce7" table:formula="of:=[.K12]/[.F12]" office:value-type="percentage" office:value="0.898298208677527" calcext:value-type="percentage">
            <text:p>89.83%</text:p>
          </table:table-cell>
          <table:table-cell table:style-name="ce7" table:formula="of:=[.K12]/[.H12]" office:value-type="percentage" office:value="0.898298208677527" calcext:value-type="percentage">
            <text:p>89.83%</text:p>
          </table:table-cell>
          <table:table-cell table:style-name="ce11" office:value-type="string" calcext:value-type="string">
            <text:p>2m20.222s</text:p>
          </table:table-cell>
          <table:table-cell table:style-name="ce3" office:value-type="float" office:value="140.222" calcext:value-type="float">
            <text:p>140.222</text:p>
          </table:table-cell>
          <table:table-cell table:style-name="ce3" table:formula="of:=[.P12]/[.K12]*1000" office:value-type="float" office:value="1.09184205813419" calcext:value-type="float">
            <text:p>1.0918420581</text:p>
          </table:table-cell>
          <table:table-cell table:formula="of:=[.F12]/[.F11]" office:value-type="float" office:value="1.30412215968694" calcext:value-type="float">
            <text:p>1.3041221597</text:p>
          </table:table-cell>
          <table:table-cell table:formula="of:=[.C12]/[.C11]" office:value-type="float" office:value="0.75" calcext:value-type="float">
            <text:p>0.75</text:p>
          </table:table-cell>
          <table:table-cell table:formula="of:=[.R12]/POWER([.S12];-1)" office:value-type="float" office:value="0.978091619765204" calcext:value-type="float">
            <text:p>0.9780916198</text:p>
          </table:table-cell>
        </table:table-row>
        <table:table-row table:style-name="ro1">
          <table:table-cell table:style-name="ce2" office:value-type="date" office:date-value="2016-06-30" calcext:value-type="date">
            <text:p>06/30/16</text:p>
          </table:table-cell>
          <table:table-cell table:style-name="ce3" office:value-type="string" calcext:value-type="string">
            <text:p>z1_1250P</text:p>
          </table:table-cell>
          <table:table-cell table:style-name="ce3" office:value-type="float" office:value="1250" calcext:value-type="float">
            <text:p>1250</text:p>
          </table:table-cell>
          <table:table-cell table:style-name="ce5"/>
          <table:table-cell table:style-name="ce5" office:value-type="float" office:value="1916928" calcext:value-type="float">
            <text:p>1,916,928.00</text:p>
          </table:table-cell>
          <table:table-cell table:style-name="ce5" office:value-type="float" office:value="193554" calcext:value-type="float">
            <text:p>193,554.00</text:p>
          </table:table-cell>
          <table:table-cell table:style-name="ce7" table:formula="of:=[.F13]/[.E13]" office:value-type="percentage" office:value="0.100970928485577" calcext:value-type="percentage">
            <text:p>10.10%</text:p>
          </table:table-cell>
          <table:table-cell table:style-name="ce5" office:value-type="float" office:value="193554" calcext:value-type="float">
            <text:p>193,554.00</text:p>
          </table:table-cell>
          <table:table-cell table:style-name="ce11" office:value-type="string" calcext:value-type="string">
            <text:p>00:25:46hr</text:p>
          </table:table-cell>
          <table:table-cell table:style-name="ce12" office:value-type="float" office:value="1546" calcext:value-type="float">
            <text:p>1546</text:p>
          </table:table-cell>
          <table:table-cell table:style-name="ce5" office:value-type="float" office:value="173797" calcext:value-type="float">
            <text:p>173,797.00</text:p>
          </table:table-cell>
          <table:table-cell table:style-name="ce7" table:formula="of:=[.K13]/[.E13]" office:value-type="percentage" office:value="0.0906643337673611" calcext:value-type="percentage">
            <text:p>9.07%</text:p>
          </table:table-cell>
          <table:table-cell table:style-name="ce7" table:formula="of:=[.K13]/[.F13]" office:value-type="percentage" office:value="0.897925126837988" calcext:value-type="percentage">
            <text:p>89.79%</text:p>
          </table:table-cell>
          <table:table-cell table:style-name="ce7" table:formula="of:=[.K13]/[.H13]" office:value-type="percentage" office:value="0.897925126837988" calcext:value-type="percentage">
            <text:p>89.79%</text:p>
          </table:table-cell>
          <table:table-cell table:style-name="ce11" office:value-type="string" calcext:value-type="string">
            <text:p>3m12.694s</text:p>
          </table:table-cell>
          <table:table-cell table:style-name="ce3" office:value-type="float" office:value="192.628" calcext:value-type="float">
            <text:p>192.628</text:p>
          </table:table-cell>
          <table:table-cell table:style-name="ce3" table:formula="of:=[.P13]/[.K13]*1000" office:value-type="float" office:value="1.10835054690242" calcext:value-type="float">
            <text:p>1.1083505469</text:p>
          </table:table-cell>
          <table:table-cell table:formula="of:=[.F13]/[.F12]" office:value-type="float" office:value="1.35383689942434" calcext:value-type="float">
            <text:p>1.3538368994</text:p>
          </table:table-cell>
          <table:table-cell table:formula="of:=[.C13]/[.C12]" office:value-type="float" office:value="0.666666666666667" calcext:value-type="float">
            <text:p>0.6666666667</text:p>
          </table:table-cell>
          <table:table-cell table:formula="of:=[.R13]/POWER([.S13];-1)" office:value-type="float" office:value="0.902557932949562" calcext:value-type="float">
            <text:p>0.9025579329</text:p>
          </table:table-cell>
        </table:table-row>
        <table:table-row table:style-name="ro1">
          <table:table-cell table:style-name="ce1" office:value-type="date" office:date-value="2016-07-05" calcext:value-type="date">
            <text:p>07/05/16</text:p>
          </table:table-cell>
          <table:table-cell office:value-type="string" calcext:value-type="string">
            <text:p>z1_1000P</text:p>
          </table:table-cell>
          <table:table-cell office:value-type="float" office:value="1000" calcext:value-type="float">
            <text:p>1000</text:p>
          </table:table-cell>
          <table:table-cell/>
          <table:table-cell table:style-name="ce5" office:value-type="float" office:value="1916928" calcext:value-type="float">
            <text:p>1,916,928.00</text:p>
          </table:table-cell>
          <table:table-cell table:style-name="Default" office:value-type="float" office:value="196143" calcext:value-type="float">
            <text:p>196143</text:p>
          </table:table-cell>
          <table:table-cell table:style-name="ce7" table:formula="of:=[.F14]/[.E14]" office:value-type="percentage" office:value="0.102321526943109" calcext:value-type="percentage">
            <text:p>10.23%</text:p>
          </table:table-cell>
          <table:table-cell table:style-name="Default" office:value-type="float" office:value="196143" calcext:value-type="float">
            <text:p>196143</text:p>
          </table:table-cell>
          <table:table-cell office:value-type="string" calcext:value-type="string">
            <text:p>00:32:12hr</text:p>
          </table:table-cell>
          <table:table-cell office:value-type="float" office:value="1932" calcext:value-type="float">
            <text:p>1932</text:p>
          </table:table-cell>
          <table:table-cell office:value-type="float" office:value="176020" calcext:value-type="float">
            <text:p>176020</text:p>
          </table:table-cell>
          <table:table-cell table:style-name="ce7" table:formula="of:=[.K14]/[.E14]" office:value-type="percentage" office:value="0.0918240017361111" calcext:value-type="percentage">
            <text:p>9.18%</text:p>
          </table:table-cell>
          <table:table-cell table:style-name="ce7" table:formula="of:=[.K14]/[.F14]" office:value-type="percentage" office:value="0.897406484044804" calcext:value-type="percentage">
            <text:p>89.74%</text:p>
          </table:table-cell>
          <table:table-cell table:style-name="ce7" table:formula="of:=[.K14]/[.H14]" office:value-type="percentage" office:value="0.897406484044804" calcext:value-type="percentage">
            <text:p>89.74%</text:p>
          </table:table-cell>
          <table:table-cell office:value-type="string" calcext:value-type="string">
            <text:p>3m7.988s</text:p>
          </table:table-cell>
          <table:table-cell office:value-type="float" office:value="187.988" calcext:value-type="float">
            <text:p>187.988</text:p>
          </table:table-cell>
          <table:table-cell table:style-name="ce3" table:formula="of:=[.P14]/[.K14]*1000" office:value-type="float" office:value="1.06799227360527" calcext:value-type="float">
            <text:p>1.0679922736</text:p>
          </table:table-cell>
          <table:table-cell table:formula="of:=[.F14]/[.F13]" office:value-type="float" office:value="1.01337611209275" calcext:value-type="float">
            <text:p>1.0133761121</text:p>
          </table:table-cell>
          <table:table-cell table:formula="of:=[.C14]/[.C13]" office:value-type="float" office:value="0.8" calcext:value-type="float">
            <text:p>0.8</text:p>
          </table:table-cell>
          <table:table-cell table:formula="of:=[.R14]/POWER([.S14];-1)" office:value-type="float" office:value="0.8107008896742" calcext:value-type="float">
            <text:p>0.8107008897</text:p>
          </table:table-cell>
        </table:table-row>
        <table:table-row table:style-name="ro1">
          <table:table-cell table:style-name="ce2" office:value-type="date" office:date-value="2016-06-30" calcext:value-type="date">
            <text:p>06/30/16</text:p>
          </table:table-cell>
          <table:table-cell table:style-name="ce3" office:value-type="string" calcext:value-type="string">
            <text:p>z1_937P</text:p>
          </table:table-cell>
          <table:table-cell table:style-name="ce3" office:value-type="float" office:value="937" calcext:value-type="float">
            <text:p>937</text:p>
          </table:table-cell>
          <table:table-cell table:style-name="ce5"/>
          <table:table-cell table:style-name="ce5" office:value-type="float" office:value="1916928" calcext:value-type="float">
            <text:p>1,916,928.00</text:p>
          </table:table-cell>
          <table:table-cell table:style-name="ce5" office:value-type="float" office:value="196559" calcext:value-type="float">
            <text:p>196,559.00</text:p>
          </table:table-cell>
          <table:table-cell table:style-name="ce7" table:formula="of:=[.F15]/[.E15]" office:value-type="percentage" office:value="0.102538540831998" calcext:value-type="percentage">
            <text:p>10.25%</text:p>
          </table:table-cell>
          <table:table-cell table:style-name="ce5" office:value-type="float" office:value="196559" calcext:value-type="float">
            <text:p>196,559.00</text:p>
          </table:table-cell>
          <table:table-cell table:style-name="ce11" office:value-type="string" calcext:value-type="string">
            <text:p>00:34:18hr</text:p>
          </table:table-cell>
          <table:table-cell table:style-name="ce12" office:value-type="float" office:value="2058" calcext:value-type="float">
            <text:p>2058</text:p>
          </table:table-cell>
          <table:table-cell table:style-name="ce5" office:value-type="float" office:value="176348" calcext:value-type="float">
            <text:p>176,348.00</text:p>
          </table:table-cell>
          <table:table-cell table:style-name="ce7" table:formula="of:=[.K15]/[.E15]" office:value-type="percentage" office:value="0.091995108840812" calcext:value-type="percentage">
            <text:p>9.20%</text:p>
          </table:table-cell>
          <table:table-cell table:style-name="ce7" table:formula="of:=[.K15]/[.F15]" office:value-type="percentage" office:value="0.897175911558362" calcext:value-type="percentage">
            <text:p>89.72%</text:p>
          </table:table-cell>
          <table:table-cell table:style-name="ce7" table:formula="of:=[.K15]/[.H15]" office:value-type="percentage" office:value="0.897175911558362" calcext:value-type="percentage">
            <text:p>89.72%</text:p>
          </table:table-cell>
          <table:table-cell table:style-name="ce11" office:value-type="string" calcext:value-type="string">
            <text:p>3m9.193s</text:p>
          </table:table-cell>
          <table:table-cell table:style-name="ce3" office:value-type="float" office:value="189.139" calcext:value-type="float">
            <text:p>189.139</text:p>
          </table:table-cell>
          <table:table-cell table:style-name="ce3" table:formula="of:=[.P15]/[.K15]*1000" office:value-type="float" office:value="1.07253271939574" calcext:value-type="float">
            <text:p>1.0725327194</text:p>
          </table:table-cell>
          <table:table-cell table:formula="of:=[.F15]/[.F13]" office:value-type="float" office:value="1.01552538309722" calcext:value-type="float">
            <text:p>1.0155253831</text:p>
          </table:table-cell>
          <table:table-cell table:formula="of:=[.C15]/[.C13]" office:value-type="float" office:value="0.7496" calcext:value-type="float">
            <text:p>0.7496</text:p>
          </table:table-cell>
          <table:table-cell table:formula="of:=[.R15]/POWER([.S15];-1)" office:value-type="float" office:value="0.761237827169679" calcext:value-type="float">
            <text:p>0.7612378272</text:p>
          </table:table-cell>
        </table:table-row>
        <table:table-row table:style-name="ro1">
          <table:table-cell table:style-name="ce2" office:value-type="date" office:date-value="2016-06-30" calcext:value-type="date">
            <text:p>06/30/16</text:p>
          </table:table-cell>
          <table:table-cell table:style-name="ce3" office:value-type="string" calcext:value-type="string">
            <text:p>z1_625P</text:p>
          </table:table-cell>
          <table:table-cell table:style-name="ce3" office:value-type="float" office:value="625" calcext:value-type="float">
            <text:p>625</text:p>
          </table:table-cell>
          <table:table-cell table:style-name="ce5"/>
          <table:table-cell table:style-name="ce5" office:value-type="float" office:value="1916928" calcext:value-type="float">
            <text:p>1,916,928.00</text:p>
          </table:table-cell>
          <table:table-cell table:style-name="ce5" office:value-type="float" office:value="197007" calcext:value-type="float">
            <text:p>197,007.00</text:p>
          </table:table-cell>
          <table:table-cell table:style-name="ce7" table:formula="of:=[.F16]/[.E16]" office:value-type="percentage" office:value="0.102772248096955" calcext:value-type="percentage">
            <text:p>10.28%</text:p>
          </table:table-cell>
          <table:table-cell table:style-name="ce5" office:value-type="float" office:value="197007" calcext:value-type="float">
            <text:p>197,007.00</text:p>
          </table:table-cell>
          <table:table-cell table:style-name="ce11" office:value-type="string" calcext:value-type="string">
            <text:p>00:51:25hr</text:p>
          </table:table-cell>
          <table:table-cell table:style-name="ce12" office:value-type="float" office:value="3085" calcext:value-type="float">
            <text:p>3085</text:p>
          </table:table-cell>
          <table:table-cell table:style-name="ce5" office:value-type="float" office:value="176395" calcext:value-type="float">
            <text:p>176,395.00</text:p>
          </table:table-cell>
          <table:table-cell table:style-name="ce7" table:formula="of:=[.K16]/[.E16]" office:value-type="percentage" office:value="0.0920196272369124" calcext:value-type="percentage">
            <text:p>9.20%</text:p>
          </table:table-cell>
          <table:table-cell table:style-name="ce7" table:formula="of:=[.K16]/[.F16]" office:value-type="percentage" office:value="0.895374276040953" calcext:value-type="percentage">
            <text:p>89.54%</text:p>
          </table:table-cell>
          <table:table-cell table:style-name="ce7" table:formula="of:=[.K16]/[.H16]" office:value-type="percentage" office:value="0.895374276040953" calcext:value-type="percentage">
            <text:p>89.54%</text:p>
          </table:table-cell>
          <table:table-cell table:style-name="ce11" office:value-type="string" calcext:value-type="string">
            <text:p>3m9.179s</text:p>
          </table:table-cell>
          <table:table-cell table:style-name="ce3" office:value-type="float" office:value="189.179" calcext:value-type="float">
            <text:p>189.179</text:p>
          </table:table-cell>
          <table:table-cell table:style-name="ce3" table:formula="of:=[.P16]/[.K16]*1000" office:value-type="float" office:value="1.07247370957227" calcext:value-type="float">
            <text:p>1.0724737096</text:p>
          </table:table-cell>
          <table:table-cell table:formula="of:=[.F16]/[.F14]" office:value-type="float" office:value="1.00440494945015" calcext:value-type="float">
            <text:p>1.0044049495</text:p>
          </table:table-cell>
          <table:table-cell table:formula="of:=[.C16]/[.C14]" office:value-type="float" office:value="0.625" calcext:value-type="float">
            <text:p>0.625</text:p>
          </table:table-cell>
          <table:table-cell table:formula="of:=[.R16]/POWER([.S16];-1)" office:value-type="float" office:value="0.627753093406341" calcext:value-type="float">
            <text:p>0.6277530934</text:p>
          </table:table-cell>
        </table:table-row>
        <table:table-row table:style-name="ro1">
          <table:table-cell table:style-name="ce2" office:value-type="date" office:date-value="2016-06-30" calcext:value-type="date">
            <text:p>06/30/16</text:p>
          </table:table-cell>
          <table:table-cell table:style-name="ce3" office:value-type="string" calcext:value-type="string">
            <text:p>z1_312P</text:p>
          </table:table-cell>
          <table:table-cell table:style-name="ce3" office:value-type="float" office:value="312" calcext:value-type="float">
            <text:p>312</text:p>
          </table:table-cell>
          <table:table-cell table:style-name="ce5"/>
          <table:table-cell table:style-name="ce5" office:value-type="float" office:value="1916928" calcext:value-type="float">
            <text:p>1,916,928.00</text:p>
          </table:table-cell>
          <table:table-cell table:style-name="ce5" office:value-type="float" office:value="196728" calcext:value-type="float">
            <text:p>196,728.00</text:p>
          </table:table-cell>
          <table:table-cell table:style-name="ce7" table:formula="of:=[.F17]/[.E17]" office:value-type="percentage" office:value="0.102626702724359" calcext:value-type="percentage">
            <text:p>10.26%</text:p>
          </table:table-cell>
          <table:table-cell table:style-name="ce5" office:value-type="float" office:value="196728" calcext:value-type="float">
            <text:p>196,728.00</text:p>
          </table:table-cell>
          <table:table-cell table:style-name="ce11" office:value-type="string" calcext:value-type="string">
            <text:p>01:42:45hr</text:p>
          </table:table-cell>
          <table:table-cell table:style-name="ce12" office:value-type="float" office:value="6165" calcext:value-type="float">
            <text:p>6165</text:p>
          </table:table-cell>
          <table:table-cell table:style-name="ce5" office:value-type="float" office:value="176303" calcext:value-type="float">
            <text:p>176,303.00</text:p>
          </table:table-cell>
          <table:table-cell table:style-name="ce7" table:formula="of:=[.K17]/[.E17]" office:value-type="percentage" office:value="0.0919716337807158" calcext:value-type="percentage">
            <text:p>9.20%</text:p>
          </table:table-cell>
          <table:table-cell table:style-name="ce7" table:formula="of:=[.K17]/[.F17]" office:value-type="percentage" office:value="0.89617644666748" calcext:value-type="percentage">
            <text:p>89.62%</text:p>
          </table:table-cell>
          <table:table-cell table:style-name="ce7" table:formula="of:=[.K17]/[.H17]" office:value-type="percentage" office:value="0.89617644666748" calcext:value-type="percentage">
            <text:p>89.62%</text:p>
          </table:table-cell>
          <table:table-cell table:style-name="ce11" office:value-type="string" calcext:value-type="string">
            <text:p>3m9.629s</text:p>
          </table:table-cell>
          <table:table-cell table:style-name="ce3" office:value-type="float" office:value="189.629" calcext:value-type="float">
            <text:p>189.629</text:p>
          </table:table-cell>
          <table:table-cell table:style-name="ce3" table:formula="of:=[.P17]/[.K17]*1000" office:value-type="float" office:value="1.07558578129697" calcext:value-type="float">
            <text:p>1.0755857813</text:p>
          </table:table-cell>
          <table:table-cell table:formula="of:=[.F17]/[.F16]" office:value-type="float" office:value="0.998583806666768" calcext:value-type="float">
            <text:p>0.9985838067</text:p>
          </table:table-cell>
          <table:table-cell table:formula="of:=[.C17]/[.C16]" office:value-type="float" office:value="0.4992" calcext:value-type="float">
            <text:p>0.4992</text:p>
          </table:table-cell>
          <table:table-cell table:formula="of:=[.R17]/POWER([.S17];-1)" office:value-type="float" office:value="0.498493036288051" calcext:value-type="float">
            <text:p>0.4984930363</text:p>
          </table:table-cell>
        </table:table-row>
        <table:table-row table:style-name="ro1">
          <table:table-cell table:number-columns-repeated="3"/>
          <table:table-cell table:style-name="ce4" table:number-columns-repeated="2"/>
          <table:table-cell/>
          <table:table-cell table:style-name="ce6"/>
          <table:table-cell table:style-name="ce9"/>
          <table:table-cell table:style-name="ce10" table:number-columns-repeated="2"/>
          <table:table-cell table:style-name="ce4"/>
          <table:table-cell table:style-name="ce6" table:number-columns-repeated="3"/>
          <table:table-cell table:style-name="ce10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/>
          <table:table-cell table:number-columns-repeated="12"/>
        </table:table-row>
        <table:table-row table:style-name="ro1" table:number-rows-repeated="11">
          <table:table-cell table:number-columns-repeated="3"/>
          <table:table-cell table:style-name="ce4" table:number-columns-repeated="2"/>
          <table:table-cell/>
          <table:table-cell table:style-name="ce6"/>
          <table:table-cell table:style-name="ce9"/>
          <table:table-cell table:style-name="ce10" table:number-columns-repeated="2"/>
          <table:table-cell table:style-name="ce4"/>
          <table:table-cell table:style-name="ce6" table:number-columns-repeated="3"/>
          <table:table-cell table:style-name="ce10"/>
          <table:table-cell table:number-columns-repeated="5"/>
        </table:table-row>
        <table:table-row table:style-name="ro1" table:number-rows-repeated="2">
          <table:table-cell table:number-columns-repeated="3"/>
          <table:table-cell table:style-name="ce4" table:number-columns-repeated="2"/>
          <table:table-cell/>
          <table:table-cell table:style-name="ce6"/>
          <table:table-cell table:style-name="ce9"/>
          <table:table-cell table:number-columns-repeated="2"/>
          <table:table-cell table:style-name="ce4"/>
          <table:table-cell table:style-name="ce6" table:number-columns-repeated="3"/>
          <table:table-cell table:number-columns-repeated="6"/>
        </table:table-row>
        <table:table-row table:style-name="ro1" table:number-rows-repeated="8">
          <table:table-cell table:number-columns-repeated="3"/>
          <table:table-cell table:style-name="ce4" table:number-columns-repeated="2"/>
          <table:table-cell/>
          <table:table-cell table:style-name="ce6"/>
          <table:table-cell table:style-name="ce9"/>
          <table:table-cell table:number-columns-repeated="2"/>
          <table:table-cell table:style-name="ce4"/>
          <table:table-cell/>
          <table:table-cell table:style-name="ce6" table:number-columns-repeated="2"/>
          <table:table-cell table:number-columns-repeated="6"/>
        </table:table-row>
        <table:table-row table:style-name="ro1" table:number-rows-repeated="6">
          <table:table-cell table:number-columns-repeated="3"/>
          <table:table-cell table:style-name="ce4" table:number-columns-repeated="2"/>
          <table:table-cell/>
          <table:table-cell table:style-name="ce6"/>
          <table:table-cell table:style-name="ce9"/>
          <table:table-cell table:number-columns-repeated="2"/>
          <table:table-cell table:style-name="ce4"/>
          <table:table-cell table:number-columns-repeated="9"/>
        </table:table-row>
        <table:table-row table:style-name="ro1" table:number-rows-repeated="20">
          <table:table-cell table:number-columns-repeated="3"/>
          <table:table-cell table:style-name="ce4" table:number-columns-repeated="2"/>
          <table:table-cell table:number-columns-repeated="2"/>
          <table:table-cell table:style-name="ce9"/>
          <table:table-cell table:number-columns-repeated="12"/>
        </table:table-row>
        <table:table-row table:style-name="ro1" table:number-rows-repeated="38">
          <table:table-cell table:number-columns-repeated="4"/>
          <table:table-cell table:style-name="ce4"/>
          <table:table-cell table:number-columns-repeated="2"/>
          <table:table-cell table:style-name="ce9"/>
          <table:table-cell table:number-columns-repeated="12"/>
        </table:table-row>
        <table:table-row table:style-name="ro1" table:number-rows-repeated="1048469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 style:data-style-name="N2" text:time-value="09:19:53.403288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2T13:29:10.796158032</meta:creation-date>
    <dc:date>2016-07-05T16:50:40.382566431</dc:date>
    <meta:editing-duration>PT7H53M9S</meta:editing-duration>
    <meta:editing-cycles>6</meta:editing-cycles>
    <meta:generator>LibreOffice/5.1.2.2$Linux_X86_64 LibreOffice_project/10m0$Build-2</meta:generator>
    <meta:document-statistic meta:table-count="1" meta:cell-count="278" meta:object-count="0"/>
  </office:meta>
</office:document-meta>
</file>